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27/04/2026 08:59:35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4398">
            <text:p>304398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3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343">
            <text:p>0,023</text:p>
          </table:table-cell>
          <table:table-cell table:style-name="ce12N2" office:value-type="float" office:value="15">
            <text:p>15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8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62.27">
            <text:p>62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3104892756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9">
            <text:p>304399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5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98">
            <text:p>0,019</text:p>
          </table:table-cell>
          <table:table-cell table:style-name="ce12N2" office:value-type="float" office:value="10.69">
            <text:p>10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76,6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19.37">
            <text:p>19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516180960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00">
            <text:p>304400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4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4685">
            <text:p>0,025</text:p>
          </table:table-cell>
          <table:table-cell table:style-name="ce12N2" office:value-type="float" office:value="12.5">
            <text:p>12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3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15.63">
            <text:p>15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4187393379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01">
            <text:p>304401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2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088">
            <text:p>0,051</text:p>
          </table:table-cell>
          <table:table-cell table:style-name="ce12N2" office:value-type="float" office:value="23.14">
            <text:p>23,1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2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21.9">
            <text:p>21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219762417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64">
            <text:p>304664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7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75.33">
            <text:p>1075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79.8">
            <text:p>979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75,3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95.53">
            <text:p>95,53</text:p>
          </table:table-cell>
          <table:table-cell table:style-name="ce12N2" office:value-type="float" office:value="979.8">
            <text:p>979,80</text:p>
          </table:table-cell>
          <table:table-cell table:style-name="ce12N2" office:value-type="float" office:value="39.19">
            <text:p>39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7510003162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04">
            <text:p>304904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2.38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9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10.71">
            <text:p>3210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5">
            <text:p>25,00</text:p>
          </table:table-cell>
          <table:table-cell table:style-name="ce12N2" office:value-type="float" office:value="3150.8">
            <text:p>3150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75443">
            <text:p>0,275</text:p>
          </table:table-cell>
          <table:table-cell table:style-name="ce12N2" office:value-type="float" office:value="19.52">
            <text:p>19,5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210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1">
            <text:p>6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59.91">
            <text:p>59,91</text:p>
          </table:table-cell>
          <table:table-cell table:style-name="ce12N2" office:value-type="float" office:value="3150.8">
            <text:p>3150,80</text:p>
          </table:table-cell>
          <table:table-cell table:style-name="ce12N2" office:value-type="float" office:value="178.1">
            <text:p>178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238212135602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44">
            <text:p>304944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6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86">
            <text:p>8386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7641">
            <text:p>764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386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0">
            <text:p>12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745">
            <text:p>745,00</text:p>
          </table:table-cell>
          <table:table-cell table:style-name="ce12N2" office:value-type="float" office:value="7641">
            <text:p>7641,00</text:p>
          </table:table-cell>
          <table:table-cell table:style-name="ce12N2" office:value-type="float" office:value="305.64">
            <text:p>305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6310003160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96">
            <text:p>304996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2.41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26.27">
            <text:p>2426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2349.89">
            <text:p>2349,8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26,2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76.38">
            <text:p>76,38</text:p>
          </table:table-cell>
          <table:table-cell table:style-name="ce12N2" office:value-type="float" office:value="2426.27">
            <text:p>2426,27</text:p>
          </table:table-cell>
          <table:table-cell table:style-name="ce12N2" office:value-type="float" office:value="169.84">
            <text:p>169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2414113008534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80">
            <text:p>30508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28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003.36">
            <text:p>6003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636.96">
            <text:p>5636,9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4">
            <text:p>0,034</text:p>
          </table:table-cell>
          <table:table-cell table:style-name="ce12N2" office:value-type="float" office:value="6.39">
            <text:p>6,3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003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366.4">
            <text:p>366,40</text:p>
          </table:table-cell>
          <table:table-cell table:style-name="ce12N2" office:value-type="float" office:value="5636.96">
            <text:p>5636,96</text:p>
          </table:table-cell>
          <table:table-cell table:style-name="ce12N2" office:value-type="float" office:value="394.59">
            <text:p>394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28817861438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24">
            <text:p>305124</text:p>
          </table:table-cell>
          <table:table-cell table:style-name="ce0" table:number-columns-spanned="4" table:number-rows-spanned="1" office:value-type="string" calcext:value-type="string">
            <text:p>20.116 - MS DISTRIBUIDORA LTDA</text:p>
          </table:table-cell>
          <table:covered-table-cell table:number-columns-repeated="3"/>
          <table:table-cell table:style-name="ce0" office:value-type="string" calcext:value-type="string">
            <text:p>46.00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610.21">
            <text:p>4610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4234.43">
            <text:p>4234,4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">
            <text:p>0,400</text:p>
          </table:table-cell>
          <table:table-cell table:style-name="ce12N2" office:value-type="float" office:value="8.4">
            <text:p>8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610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375.78">
            <text:p>375,78</text:p>
          </table:table-cell>
          <table:table-cell table:style-name="ce12N2" office:value-type="float" office:value="4234.43">
            <text:p>4234,43</text:p>
          </table:table-cell>
          <table:table-cell table:style-name="ce12N2" office:value-type="float" office:value="180.79">
            <text:p>180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46242510001515500100004600710003398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3">
            <text:p>30517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23.96">
            <text:p>623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85.88">
            <text:p>585,8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772">
            <text:p>0,003</text:p>
          </table:table-cell>
          <table:table-cell table:style-name="ce12N2" office:value-type="float" office:value="2.92">
            <text:p>2,9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23,9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38.08">
            <text:p>38,08</text:p>
          </table:table-cell>
          <table:table-cell table:style-name="ce12N2" office:value-type="float" office:value="585.88">
            <text:p>585,88</text:p>
          </table:table-cell>
          <table:table-cell table:style-name="ce12N2" office:value-type="float" office:value="23.44">
            <text:p>23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515057281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89">
            <text:p>30518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97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219.97">
            <text:p>7219,9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219.97">
            <text:p>7219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2582">
            <text:p>0,033</text:p>
          </table:table-cell>
          <table:table-cell table:style-name="ce12N2" office:value-type="float" office:value="5.54">
            <text:p>5,5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219,9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219.97">
            <text:p>7219,97</text:p>
          </table:table-cell>
          <table:table-cell table:style-name="ce12N2" office:value-type="float" office:value="505.4">
            <text:p>505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972110316129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01">
            <text:p>305201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3.20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208.54">
            <text:p>7208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6">
            <text:p>46,00</text:p>
          </table:table-cell>
          <table:table-cell table:style-name="ce12N2" office:value-type="float" office:value="7102.95">
            <text:p>7102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059">
            <text:p>0,201</text:p>
          </table:table-cell>
          <table:table-cell table:style-name="ce12N2" office:value-type="float" office:value="26.91">
            <text:p>26,9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208,5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1">
            <text:p>6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05.59">
            <text:p>105,59</text:p>
          </table:table-cell>
          <table:table-cell table:style-name="ce12N2" office:value-type="float" office:value="7102.95">
            <text:p>7102,95</text:p>
          </table:table-cell>
          <table:table-cell table:style-name="ce12N2" office:value-type="float" office:value="434.45">
            <text:p>434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320010448374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17">
            <text:p>30521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14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851.64">
            <text:p>18851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8851.64">
            <text:p>18851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0995">
            <text:p>0,051</text:p>
          </table:table-cell>
          <table:table-cell table:style-name="ce12N2" office:value-type="float" office:value="29.1">
            <text:p>29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.851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851.64">
            <text:p>18851,64</text:p>
          </table:table-cell>
          <table:table-cell table:style-name="ce12N2" office:value-type="float" office:value="1319.62">
            <text:p>1319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14113101141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39">
            <text:p>30523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55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74.14">
            <text:p>3174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3174.14">
            <text:p>3174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2173">
            <text:p>0,032</text:p>
          </table:table-cell>
          <table:table-cell table:style-name="ce12N2" office:value-type="float" office:value="4.98">
            <text:p>4,9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174,1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74.14">
            <text:p>3174,14</text:p>
          </table:table-cell>
          <table:table-cell table:style-name="ce12N2" office:value-type="float" office:value="222.19">
            <text:p>222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556116063444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0">
            <text:p>305240</text:p>
          </table:table-cell>
          <table:table-cell table:style-name="ce0" table:number-columns-spanned="4" table:number-rows-spanned="1" office:value-type="string" calcext:value-type="string">
            <text:p>32.664 - STANDARD ILUMINACAO LTDA</text:p>
          </table:table-cell>
          <table:covered-table-cell table:number-columns-repeated="3"/>
          <table:table-cell table:style-name="ce0" office:value-type="string" calcext:value-type="string">
            <text:p>11.46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98.62">
            <text:p>1598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456.6">
            <text:p>1456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98,6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42.02">
            <text:p>142,02</text:p>
          </table:table-cell>
          <table:table-cell table:style-name="ce12N2" office:value-type="float" office:value="1456.6">
            <text:p>1456,60</text:p>
          </table:table-cell>
          <table:table-cell table:style-name="ce12N2" office:value-type="float" office:value="101.96">
            <text:p>101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36542300016055001000011465152529616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2">
            <text:p>305242</text:p>
          </table:table-cell>
          <table:table-cell table:style-name="ce0" table:number-columns-spanned="4" table:number-rows-spanned="1" office:value-type="string" calcext:value-type="string">
            <text:p>2.923 - NEW LINE ILUMINACAO LTDA</text:p>
          </table:table-cell>
          <table:covered-table-cell table:number-columns-repeated="3"/>
          <table:table-cell table:style-name="ce0" office:value-type="string" calcext:value-type="string">
            <text:p>223.73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426.16">
            <text:p>3426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3145.39">
            <text:p>3145,3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1">
            <text:p>0,006</text:p>
          </table:table-cell>
          <table:table-cell table:style-name="ce12N2" office:value-type="float" office:value="3.59">
            <text:p>3,5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426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280.77">
            <text:p>280,77</text:p>
          </table:table-cell>
          <table:table-cell table:style-name="ce12N2" office:value-type="float" office:value="3145.39">
            <text:p>3145,39</text:p>
          </table:table-cell>
          <table:table-cell table:style-name="ce12N2" office:value-type="float" office:value="220.19">
            <text:p>220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207718100013355003000223739132518213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4">
            <text:p>305244</text:p>
          </table:table-cell>
          <table:table-cell table:style-name="ce0" table:number-columns-spanned="4" table:number-rows-spanned="1" office:value-type="string" calcext:value-type="string">
            <text:p>669 - BLUKIT INDUSTRIA DE PLASTICOS LTDA</text:p>
          </table:table-cell>
          <table:covered-table-cell table:number-columns-repeated="3"/>
          <table:table-cell table:style-name="ce0" office:value-type="string" calcext:value-type="string">
            <text:p>752.14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15.45">
            <text:p>3015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3015.45">
            <text:p>301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76664">
            <text:p>0,177</text:p>
          </table:table-cell>
          <table:table-cell table:style-name="ce12N2" office:value-type="float" office:value="14.03">
            <text:p>14,0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015,4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2">
            <text:p>6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015.45">
            <text:p>3015,45</text:p>
          </table:table-cell>
          <table:table-cell table:style-name="ce12N2" office:value-type="float" office:value="211.09">
            <text:p>211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96415200001585500100075214914401802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3">
            <text:p>305253</text:p>
          </table:table-cell>
          <table:table-cell table:style-name="ce0" table:number-columns-spanned="4" table:number-rows-spanned="1" office:value-type="string" calcext:value-type="string">
            <text:p>10.343 - INTERLIGHT SISTEMAS DE ILUMINACAO LTDA</text:p>
          </table:table-cell>
          <table:covered-table-cell table:number-columns-repeated="3"/>
          <table:table-cell table:style-name="ce0" office:value-type="string" calcext:value-type="string">
            <text:p>258.68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825.28">
            <text:p>7825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130.1">
            <text:p>7130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825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4.58">
            <text:p>44,58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695.18">
            <text:p>695,18</text:p>
          </table:table-cell>
          <table:table-cell table:style-name="ce12N2" office:value-type="float" office:value="7130.1">
            <text:p>7130,10</text:p>
          </table:table-cell>
          <table:table-cell table:style-name="ce12N2" office:value-type="float" office:value="499.11">
            <text:p>499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83296080001445500100025868610025868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6">
            <text:p>305256</text:p>
          </table:table-cell>
          <table:table-cell table:style-name="ce0" table:number-columns-spanned="4" table:number-rows-spanned="1" office:value-type="string" calcext:value-type="string">
            <text:p>9.974 - USINA DESIGN IND E COMERCIO DE ILUMINACAO LTDA-ME</text:p>
          </table:table-cell>
          <table:covered-table-cell table:number-columns-repeated="3"/>
          <table:table-cell table:style-name="ce0" office:value-type="string" calcext:value-type="string">
            <text:p>7.400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95.06">
            <text:p>1495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62.24">
            <text:p>1362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7024">
            <text:p>0,0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95,0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32.82">
            <text:p>132,82</text:p>
          </table:table-cell>
          <table:table-cell table:style-name="ce12N2" office:value-type="float" office:value="1362.24">
            <text:p>1362,24</text:p>
          </table:table-cell>
          <table:table-cell table:style-name="ce12N2" office:value-type="float" office:value="95.36">
            <text:p>95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07132210001605500200000740010000878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73">
            <text:p>30527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54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678.49">
            <text:p>15678,4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15678.49">
            <text:p>15678,4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6706">
            <text:p>0,067</text:p>
          </table:table-cell>
          <table:table-cell table:style-name="ce12N2" office:value-type="float" office:value="17.14">
            <text:p>17,1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5.678,4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678.49">
            <text:p>15678,49</text:p>
          </table:table-cell>
          <table:table-cell table:style-name="ce12N2" office:value-type="float" office:value="1097.5">
            <text:p>1097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54113975544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2">
            <text:p>30528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811446942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3">
            <text:p>30528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9106929141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4">
            <text:p>30528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013809518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6">
            <text:p>30542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612959615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7">
            <text:p>30542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7150705238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5">
            <text:p>30544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7.31">
            <text:p>327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9381">
            <text:p>0,239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7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98">
            <text:p>19,98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12.3">
            <text:p>1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311462921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6">
            <text:p>30544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7.31">
            <text:p>327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9381">
            <text:p>0,239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7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98">
            <text:p>19,98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12.3">
            <text:p>1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416092421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7">
            <text:p>30544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7.31">
            <text:p>327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9381">
            <text:p>0,239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7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98">
            <text:p>19,98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12.3">
            <text:p>1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5160360871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3">
            <text:p>30545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7.05">
            <text:p>837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805.99">
            <text:p>805,9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10944">
            <text:p>0,211</text:p>
          </table:table-cell>
          <table:table-cell table:style-name="ce12N2" office:value-type="float" office:value="9.12">
            <text:p>9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7,0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31.06">
            <text:p>31,06</text:p>
          </table:table-cell>
          <table:table-cell table:style-name="ce12N2" office:value-type="float" office:value="805.99">
            <text:p>805,99</text:p>
          </table:table-cell>
          <table:table-cell table:style-name="ce12N2" office:value-type="float" office:value="32.25">
            <text:p>32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2185161981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4">
            <text:p>30545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23.32">
            <text:p>2323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2294.51">
            <text:p>2294,5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3764">
            <text:p>0,234</text:p>
          </table:table-cell>
          <table:table-cell table:style-name="ce12N2" office:value-type="float" office:value="12.22">
            <text:p>12,2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23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28.81">
            <text:p>28,81</text:p>
          </table:table-cell>
          <table:table-cell table:style-name="ce12N2" office:value-type="float" office:value="2294.51">
            <text:p>2294,51</text:p>
          </table:table-cell>
          <table:table-cell table:style-name="ce12N2" office:value-type="float" office:value="91.78">
            <text:p>91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318648237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5">
            <text:p>30545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0.16">
            <text:p>800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771.35">
            <text:p>771,3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5309">
            <text:p>0,205</text:p>
          </table:table-cell>
          <table:table-cell table:style-name="ce12N2" office:value-type="float" office:value="8.8">
            <text:p>8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00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28.81">
            <text:p>28,81</text:p>
          </table:table-cell>
          <table:table-cell table:style-name="ce12N2" office:value-type="float" office:value="771.35">
            <text:p>771,35</text:p>
          </table:table-cell>
          <table:table-cell table:style-name="ce12N2" office:value-type="float" office:value="30.86">
            <text:p>30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4150579908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4">
            <text:p>30546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1165204205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5">
            <text:p>30546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2108214233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6">
            <text:p>30546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312609675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4">
            <text:p>30547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7.35">
            <text:p>167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57.14">
            <text:p>157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4804">
            <text:p>0,015</text:p>
          </table:table-cell>
          <table:table-cell table:style-name="ce12N2" office:value-type="float" office:value="2.51">
            <text:p>2,5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7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0.21">
            <text:p>10,21</text:p>
          </table:table-cell>
          <table:table-cell table:style-name="ce12N2" office:value-type="float" office:value="157.14">
            <text:p>157,14</text:p>
          </table:table-cell>
          <table:table-cell table:style-name="ce12N2" office:value-type="float" office:value="6.29">
            <text:p>6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0101437115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5">
            <text:p>30547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1119255843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6">
            <text:p>30547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213751415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3">
            <text:p>30554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79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9.95">
            <text:p>839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839.95">
            <text:p>839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0474">
            <text:p>0,030</text:p>
          </table:table-cell>
          <table:table-cell table:style-name="ce12N2" office:value-type="float" office:value="5.42">
            <text:p>5,4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9,9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39.95">
            <text:p>839,95</text:p>
          </table:table-cell>
          <table:table-cell table:style-name="ce12N2" office:value-type="float" office:value="58.79">
            <text:p>58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79116107940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4">
            <text:p>30554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99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7.63">
            <text:p>297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97.63">
            <text:p>297,6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848">
            <text:p>0,002</text:p>
          </table:table-cell>
          <table:table-cell table:style-name="ce12N2" office:value-type="float" office:value="1.52">
            <text:p>1,5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7,6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97.63">
            <text:p>297,63</text:p>
          </table:table-cell>
          <table:table-cell table:style-name="ce12N2" office:value-type="float" office:value="20.83">
            <text:p>20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99315147286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1">
            <text:p>30555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41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815.95">
            <text:p>2815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815.95">
            <text:p>2815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473">
            <text:p>0,002</text:p>
          </table:table-cell>
          <table:table-cell table:style-name="ce12N2" office:value-type="float" office:value="2.8">
            <text:p>2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815,9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815.95">
            <text:p>2815,95</text:p>
          </table:table-cell>
          <table:table-cell table:style-name="ce12N2" office:value-type="float" office:value="197.12">
            <text:p>197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41713792607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9">
            <text:p>30555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46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54.32">
            <text:p>454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454.32">
            <text:p>454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8017">
            <text:p>0,008</text:p>
          </table:table-cell>
          <table:table-cell table:style-name="ce12N2" office:value-type="float" office:value="2.02">
            <text:p>2,0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54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54.32">
            <text:p>454,32</text:p>
          </table:table-cell>
          <table:table-cell table:style-name="ce12N2" office:value-type="float" office:value="31.8">
            <text:p>31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465199506043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3">
            <text:p>305613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51.353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02.64">
            <text:p>902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02.64">
            <text:p>902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086">
            <text:p>0,011</text:p>
          </table:table-cell>
          <table:table-cell table:style-name="ce12N2" office:value-type="float" office:value="9.93">
            <text:p>9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02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02.64">
            <text:p>902,64</text:p>
          </table:table-cell>
          <table:table-cell table:style-name="ce12N2" office:value-type="float" office:value="63.18">
            <text:p>63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580190200012655000001351353142068466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5">
            <text:p>305615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3.80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419.5">
            <text:p>3419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">
            <text:p>23,00</text:p>
          </table:table-cell>
          <table:table-cell table:style-name="ce12N2" office:value-type="float" office:value="3400.4">
            <text:p>3400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8208">
            <text:p>0,068</text:p>
          </table:table-cell>
          <table:table-cell table:style-name="ce12N2" office:value-type="float" office:value="15.85">
            <text:p>15,8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419,5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3">
            <text:p>63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9.1">
            <text:p>19,10</text:p>
          </table:table-cell>
          <table:table-cell table:style-name="ce12N2" office:value-type="float" office:value="3400.4">
            <text:p>3400,40</text:p>
          </table:table-cell>
          <table:table-cell table:style-name="ce12N2" office:value-type="float" office:value="199.84">
            <text:p>199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3801132350158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25">
            <text:p>305625</text:p>
          </table:table-cell>
          <table:table-cell table:style-name="ce0" table:number-columns-spanned="4" table:number-rows-spanned="1" office:value-type="string" calcext:value-type="string">
            <text:p>29.089 - OTTO BAUMGART INDUSTRIA E COMERCIO S A</text:p>
          </table:table-cell>
          <table:covered-table-cell table:number-columns-repeated="3"/>
          <table:table-cell table:style-name="ce0" office:value-type="string" calcext:value-type="string">
            <text:p>205.22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5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0.75">
            <text:p>830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04.6">
            <text:p>804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6337">
            <text:p>0,163</text:p>
          </table:table-cell>
          <table:table-cell table:style-name="ce12N2" office:value-type="float" office:value="100">
            <text:p>10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0,7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">
            <text:p>9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26.15">
            <text:p>26,15</text:p>
          </table:table-cell>
          <table:table-cell table:style-name="ce12N2" office:value-type="float" office:value="804.6">
            <text:p>804,60</text:p>
          </table:table-cell>
          <table:table-cell table:style-name="ce12N2" office:value-type="float" office:value="56.32">
            <text:p>56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6427740012095500100020522314545372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78">
            <text:p>305678</text:p>
          </table:table-cell>
          <table:table-cell table:style-name="ce0" table:number-columns-spanned="4" table:number-rows-spanned="1" office:value-type="string" calcext:value-type="string">
            <text:p>22.715 - LUMIERE COMERCIO INTERNACIONAL LTDA</text:p>
          </table:table-cell>
          <table:covered-table-cell table:number-columns-repeated="3"/>
          <table:table-cell table:style-name="ce0" office:value-type="string" calcext:value-type="string">
            <text:p>76.07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57.92">
            <text:p>1057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992.36">
            <text:p>992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78">
            <text:p>0,001</text:p>
          </table:table-cell>
          <table:table-cell table:style-name="ce12N2" office:value-type="float" office:value="4.81">
            <text:p>4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57,9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9">
            <text:p>29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65.56">
            <text:p>65,56</text:p>
          </table:table-cell>
          <table:table-cell table:style-name="ce12N2" office:value-type="float" office:value="992.36">
            <text:p>992,36</text:p>
          </table:table-cell>
          <table:table-cell table:style-name="ce12N2" office:value-type="float" office:value="39.69">
            <text:p>39,6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2485563300014055001000076070114249076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5">
            <text:p>30569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11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783">
            <text:p>6783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783">
            <text:p>6783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7508">
            <text:p>0,038</text:p>
          </table:table-cell>
          <table:table-cell table:style-name="ce12N2" office:value-type="float" office:value="13.58">
            <text:p>13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783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783">
            <text:p>6783,00</text:p>
          </table:table-cell>
          <table:table-cell table:style-name="ce12N2" office:value-type="float" office:value="474.81">
            <text:p>474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112132011422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1">
            <text:p>30570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01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261.84">
            <text:p>6261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261.84">
            <text:p>6261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02">
            <text:p>0,013</text:p>
          </table:table-cell>
          <table:table-cell table:style-name="ce12N2" office:value-type="float" office:value="1.46">
            <text:p>1,4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261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261.84">
            <text:p>6261,84</text:p>
          </table:table-cell>
          <table:table-cell table:style-name="ce12N2" office:value-type="float" office:value="438.33">
            <text:p>438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01219169090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5">
            <text:p>305715</text:p>
          </table:table-cell>
          <table:table-cell table:style-name="ce0" table:number-columns-spanned="4" table:number-rows-spanned="1" office:value-type="string" calcext:value-type="string">
            <text:p>736 - BEMFIXA INDUSTRIAL LTDA</text:p>
          </table:table-cell>
          <table:covered-table-cell table:number-columns-repeated="3"/>
          <table:table-cell table:style-name="ce0" office:value-type="string" calcext:value-type="string">
            <text:p>210.29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83.63">
            <text:p>1283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">
            <text:p>14,00</text:p>
          </table:table-cell>
          <table:table-cell table:style-name="ce12N2" office:value-type="float" office:value="1217.81">
            <text:p>1217,8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5">
            <text:p>0,105</text:p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283,6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65.82">
            <text:p>65,82</text:p>
          </table:table-cell>
          <table:table-cell table:style-name="ce12N2" office:value-type="float" office:value="1217.81">
            <text:p>1217,81</text:p>
          </table:table-cell>
          <table:table-cell table:style-name="ce12N2" office:value-type="float" office:value="81.63">
            <text:p>81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80197300011455001000210290146749033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6">
            <text:p>30572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30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32.2">
            <text:p>2332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32.2">
            <text:p>2332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6208">
            <text:p>0,026</text:p>
          </table:table-cell>
          <table:table-cell table:style-name="ce12N2" office:value-type="float" office:value="6.96">
            <text:p>6,9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32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32.2">
            <text:p>2332,20</text:p>
          </table:table-cell>
          <table:table-cell table:style-name="ce12N2" office:value-type="float" office:value="163.25">
            <text:p>163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30019301968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46">
            <text:p>305746</text:p>
          </table:table-cell>
          <table:table-cell table:style-name="ce0" table:number-columns-spanned="4" table:number-rows-spanned="1" office:value-type="string" calcext:value-type="string">
            <text:p>30.998 - LIGHTFLEX BRASIL COMERCIAL LTDA</text:p>
          </table:table-cell>
          <table:covered-table-cell table:number-columns-repeated="3"/>
          <table:table-cell table:style-name="ce0" office:value-type="string" calcext:value-type="string">
            <text:p>669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11.1">
            <text:p>1511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11.1">
            <text:p>1511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11,1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11.1">
            <text:p>1511,10</text:p>
          </table:table-cell>
          <table:table-cell table:style-name="ce12N2" office:value-type="float" office:value="32.19">
            <text:p>32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1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326043704065400015955002000000669100001368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48">
            <text:p>305748</text:p>
          </table:table-cell>
          <table:table-cell table:style-name="ce0" table:number-columns-spanned="4" table:number-rows-spanned="1" office:value-type="string" calcext:value-type="string">
            <text:p>30.998 - LIGHTFLEX BRASIL COMERCIAL LTDA</text:p>
          </table:table-cell>
          <table:covered-table-cell table:number-columns-repeated="3"/>
          <table:table-cell table:style-name="ce0" office:value-type="string" calcext:value-type="string">
            <text:p>666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04.74">
            <text:p>1204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204.74">
            <text:p>1204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204,7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204.74">
            <text:p>1204,74</text:p>
          </table:table-cell>
          <table:table-cell table:style-name="ce12N2" office:value-type="float" office:value="25.66">
            <text:p>25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1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32604370406540001595500200000066610000136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52">
            <text:p>305752</text:p>
          </table:table-cell>
          <table:table-cell table:style-name="ce0" table:number-columns-spanned="4" table:number-rows-spanned="1" office:value-type="string" calcext:value-type="string">
            <text:p>600 - CENSI INDUSTRIA E COMERCIO DE REPAROS LTDA</text:p>
          </table:table-cell>
          <table:covered-table-cell table:number-columns-repeated="3"/>
          <table:table-cell table:style-name="ce0" office:value-type="string" calcext:value-type="string">
            <text:p>448.133</text:p>
          </table:table-cell>
          <table:table-cell table:style-name="ce9" office:value-type="string" calcext:value-type="string">
            <text:p>5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650.36">
            <text:p>15650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2">
            <text:p>32,00</text:p>
          </table:table-cell>
          <table:table-cell table:style-name="ce12N2" office:value-type="float" office:value="15353.13">
            <text:p>15353,1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92454">
            <text:p>0,492</text:p>
          </table:table-cell>
          <table:table-cell table:style-name="ce12N2" office:value-type="float" office:value="108.26">
            <text:p>108,2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5.650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5.5">
            <text:p>75,5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297.23">
            <text:p>297,23</text:p>
          </table:table-cell>
          <table:table-cell table:style-name="ce12N2" office:value-type="float" office:value="15353.13">
            <text:p>15353,13</text:p>
          </table:table-cell>
          <table:table-cell table:style-name="ce12N2" office:value-type="float" office:value="693.38">
            <text:p>693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23084560001495500500044813313876471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80">
            <text:p>305780</text:p>
          </table:table-cell>
          <table:table-cell table:style-name="ce0" table:number-columns-spanned="4" table:number-rows-spanned="1" office:value-type="string" calcext:value-type="string">
            <text:p>2.923 - NEW LINE ILUMINACAO LTDA</text:p>
          </table:table-cell>
          <table:covered-table-cell table:number-columns-repeated="3"/>
          <table:table-cell table:style-name="ce0" office:value-type="string" calcext:value-type="string">
            <text:p>223.936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626.19">
            <text:p>2626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2402.04">
            <text:p>2402,0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1.2">
            <text:p>1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626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224.15">
            <text:p>224,15</text:p>
          </table:table-cell>
          <table:table-cell table:style-name="ce12N2" office:value-type="float" office:value="2402.04">
            <text:p>2402,04</text:p>
          </table:table-cell>
          <table:table-cell table:style-name="ce12N2" office:value-type="float" office:value="168.14">
            <text:p>168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89.72">
            <text:p>89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397.782</text:p>
          </table:table-cell>
          <table:table-cell table:style-name="ce0" office:value-type="string" calcext:value-type="string">
            <text:p>10.659 - RODO DANNY TRANSPORTES E LOGISTICAS EIRELI ME</text:p>
          </table:table-cell>
          <table:table-cell table:style-name="ce0" office:value-type="string" calcext:value-type="string">
            <text:p>22/04/2026</text:p>
          </table:table-cell>
          <table:table-cell table:style-name="ce12" office:value-type="string" calcext:value-type="string">
            <text:p>89,72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35260412077181000133550030002239361899532783</text:p>
          </table:table-cell>
          <table:table-cell table:style-name="ce0" office:value-type="string" calcext:value-type="string">
            <text:p>35260411389565000200570050003977821000839703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86">
            <text:p>305786</text:p>
          </table:table-cell>
          <table:table-cell table:style-name="ce0" table:number-columns-spanned="4" table:number-rows-spanned="1" office:value-type="string" calcext:value-type="string">
            <text:p>8.702 - TRAMONTINA S/A CUTELARIA</text:p>
          </table:table-cell>
          <table:covered-table-cell table:number-columns-repeated="3"/>
          <table:table-cell table:style-name="ce0" office:value-type="string" calcext:value-type="string">
            <text:p>1.347.67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365.87">
            <text:p>4365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4095.24">
            <text:p>4095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61246">
            <text:p>0,161</text:p>
          </table:table-cell>
          <table:table-cell table:style-name="ce12N2" office:value-type="float" office:value="17.08">
            <text:p>17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365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270.63">
            <text:p>270,63</text:p>
          </table:table-cell>
          <table:table-cell table:style-name="ce12N2" office:value-type="float" office:value="4095.24">
            <text:p>4095,24</text:p>
          </table:table-cell>
          <table:table-cell table:style-name="ce12N2" office:value-type="float" office:value="286.65">
            <text:p>286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900502380001145500100134767512164528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90">
            <text:p>305790</text:p>
          </table:table-cell>
          <table:table-cell table:style-name="ce0" table:number-columns-spanned="4" table:number-rows-spanned="1" office:value-type="string" calcext:value-type="string">
            <text:p>17.288 - ITAMONTE ILUM EIRELI</text:p>
          </table:table-cell>
          <table:covered-table-cell table:number-columns-repeated="3"/>
          <table:table-cell table:style-name="ce0" office:value-type="string" calcext:value-type="string">
            <text:p>7.33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10.75">
            <text:p>910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910.75">
            <text:p>910,7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10,7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10.75">
            <text:p>910,75</text:p>
          </table:table-cell>
          <table:table-cell table:style-name="ce12N2" office:value-type="float" office:value="27.14">
            <text:p>27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89.72">
            <text:p>89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397.840</text:p>
          </table:table-cell>
          <table:table-cell table:style-name="ce0" office:value-type="string" calcext:value-type="string">
            <text:p>10.659 - RODO DANNY TRANSPORTES E LOGISTICAS EIRELI ME</text:p>
          </table:table-cell>
          <table:table-cell table:style-name="ce0" office:value-type="string" calcext:value-type="string">
            <text:p>22/04/2026</text:p>
          </table:table-cell>
          <table:table-cell table:style-name="ce12" office:value-type="string" calcext:value-type="string">
            <text:p>89,72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35260427160810000161550010000073371764553504</text:p>
          </table:table-cell>
          <table:table-cell table:style-name="ce0" office:value-type="string" calcext:value-type="string">
            <text:p>35260411389565000200570050003978401000840308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71">
            <text:p>305871</text:p>
          </table:table-cell>
          <table:table-cell table:style-name="ce0" table:number-columns-spanned="4" table:number-rows-spanned="1" office:value-type="string" calcext:value-type="string">
            <text:p>669 - BLUKIT INDUSTRIA DE PLASTICOS LTDA</text:p>
          </table:table-cell>
          <table:covered-table-cell table:number-columns-repeated="3"/>
          <table:table-cell table:style-name="ce0" office:value-type="string" calcext:value-type="string">
            <text:p>754.15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16.85">
            <text:p>916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899.9">
            <text:p>899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4928">
            <text:p>0,105</text:p>
          </table:table-cell>
          <table:table-cell table:style-name="ce12N2" office:value-type="float" office:value="6.69">
            <text:p>6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16,8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1">
            <text:p>6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16.95">
            <text:p>16,95</text:p>
          </table:table-cell>
          <table:table-cell table:style-name="ce12N2" office:value-type="float" office:value="899.9">
            <text:p>899,90</text:p>
          </table:table-cell>
          <table:table-cell table:style-name="ce12N2" office:value-type="float" office:value="43.07">
            <text:p>43,0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96415200001585500100075415510627417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57">
            <text:p>57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4417.49">
            <text:p>4417,49</text:p>
          </table:table-cell>
          <table:table-cell table:style-name="ce26N2" office:value-type="float" office:value="155380.82">
            <text:p>155380,82</text:p>
          </table:table-cell>
          <table:table-cell table:style-name="ce26N2" office:value-type="float" office:value="9515.75">
            <text:p>9515,75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179.44">
            <text:p>179,44</text:p>
          </table:table-cell>
          <table:table-cell table:style-name="ce26N2" office:value-type="float" office:value="159721.93">
            <text:p>159721,93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4.166849">
            <text:p>4,167</text:p>
          </table:table-cell>
          <table:table-cell table:style-name="ce26N2" office:value-type="float" office:value="155304.44">
            <text:p>155304,44</text:p>
          </table:table-cell>
          <table:table-cell table:style-name="ce26N2" office:value-type="float" office:value="159721.93">
            <text:p>159721,93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562.55">
            <text:p>562,55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46.71">
            <text:p>46,71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SR ACABAMENT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84" meta:object-count="0"/>
    <meta:generator>LibreOffice/4.3.0.4$Windows_x86 LibreOffice_project/62ad5818884a2fc2e5780dd45466868d41009ec0</meta:generator>
  </office:meta>
</office:document-meta>
</file>